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o1" style:family="table-column">
      <style:table-column-properties fo:break-before="auto" style:column-width="2.09020833333333cm" style:use-optimal-column-width="true"/>
    </style:style>
    <style:style style:name="co2" style:family="table-column">
      <style:table-column-properties fo:break-before="auto" style:column-width="4.841875cm" style:use-optimal-column-width="true"/>
    </style:style>
    <style:style style:name="co3" style:family="table-column">
      <style:table-column-properties fo:break-before="auto" style:column-width="0.635cm" style:use-optimal-column-width="true"/>
    </style:style>
    <style:style style:name="co4" style:family="table-column">
      <style:table-column-properties fo:break-before="auto" style:column-width="2.35479166666667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301875cm" style:use-optimal-column-width="true"/>
    </style:style>
    <style:style style:name="co7" style:family="table-column">
      <style:table-column-properties fo:break-before="auto" style:column-width="23.997708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GIC2018_Internacional_Cidad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default-cell-style-name="ce1"/>
        <table:table-column table:style-name="co5" table:number-columns-repeated="16373" table:default-cell-style-name="ce1"/>
        <table:table-row table:style-name="ro1">
          <table:table-cell office:value-type="string" table:style-name="ce1">
            <text:p>cod_u_esp</text:p>
          </table:table-cell>
          <table:table-cell office:value-type="string" table:style-name="ce1">
            <text:p>nome_u_esp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q5</text:p>
          </table:table-cell>
          <table:table-cell office:value-type="string" table:style-name="ce1">
            <text:p>q6</text:p>
          </table:table-cell>
          <table:table-cell office:value-type="string" table:style-name="ce1">
            <text:p>q7</text:p>
          </table:table-cell>
          <table:table-cell office:value-type="string" table:style-name="ce1">
            <text:p>q8</text:p>
          </table:table-cell>
          <table:table-cell office:value-type="string" table:style-name="ce1">
            <text:p>classe</text:p>
          </table:table-cell>
          <table:table-cell table:number-columns-repeated="16373"/>
        </table:table-row>
        <table:table-row table:style-name="ro1">
          <table:table-cell office:value-type="float" office:value="1100080" table:style-name="ce1">
            <text:p>1100080</text:p>
          </table:table-cell>
          <table:table-cell office:value-type="string" table:style-name="ce1">
            <text:p>Costa Marque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1100106" table:style-name="ce1">
            <text:p>1100106</text:p>
          </table:table-cell>
          <table:table-cell office:value-type="string" table:style-name="ce1">
            <text:p>Guajará-Mirim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1100205" table:style-name="ce1">
            <text:p>1100205</text:p>
          </table:table-cell>
          <table:table-cell office:value-type="string" table:style-name="ce1">
            <text:p>Porto Velh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1100338" table:style-name="ce1">
            <text:p>1100338</text:p>
          </table:table-cell>
          <table:table-cell office:value-type="string" table:style-name="ce1">
            <text:p>Nova Mamoré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1101468" table:style-name="ce1">
            <text:p>1101468</text:p>
          </table:table-cell>
          <table:table-cell office:value-type="string" table:style-name="ce1">
            <text:p>Pimenteiras do Oes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1200054" table:style-name="ce1">
            <text:p>1200054</text:p>
          </table:table-cell>
          <table:table-cell office:value-type="string" table:style-name="ce1">
            <text:p>Assis Brasil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1200104" table:style-name="ce1">
            <text:p>1200104</text:p>
          </table:table-cell>
          <table:table-cell office:value-type="string" table:style-name="ce1">
            <text:p>Brasiléi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1200179" table:style-name="ce1">
            <text:p>1200179</text:p>
          </table:table-cell>
          <table:table-cell office:value-type="string" table:style-name="ce1">
            <text:p>Capixab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1200252" table:style-name="ce1">
            <text:p>1200252</text:p>
          </table:table-cell>
          <table:table-cell office:value-type="string" table:style-name="ce1">
            <text:p>Epitaciolândi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1200385" table:style-name="ce1">
            <text:p>1200385</text:p>
          </table:table-cell>
          <table:table-cell office:value-type="string" table:style-name="ce1">
            <text:p>Plácido de Castr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1200401" table:style-name="ce1">
            <text:p>1200401</text:p>
          </table:table-cell>
          <table:table-cell office:value-type="string" table:style-name="ce1">
            <text:p>Rio Branc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1200435" table:style-name="ce1">
            <text:p>1200435</text:p>
          </table:table-cell>
          <table:table-cell office:value-type="string" table:style-name="ce1">
            <text:p>Santa Rosa do Purus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1200450" table:style-name="ce1">
            <text:p>1200450</text:p>
          </table:table-cell>
          <table:table-cell office:value-type="string" table:style-name="ce1">
            <text:p>Senador Guiomar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1300201" table:style-name="ce1">
            <text:p>1300201</text:p>
          </table:table-cell>
          <table:table-cell office:value-type="string" table:style-name="ce1">
            <text:p>Atalaia do Nort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1300607" table:style-name="ce1">
            <text:p>1300607</text:p>
          </table:table-cell>
          <table:table-cell office:value-type="string" table:style-name="ce1">
            <text:p>Benjamin Constant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1303809" table:style-name="ce1">
            <text:p>1303809</text:p>
          </table:table-cell>
          <table:table-cell office:value-type="string" table:style-name="ce1">
            <text:p>São Gabriel da Cachoeir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1304062" table:style-name="ce1">
            <text:p>1304062</text:p>
          </table:table-cell>
          <table:table-cell office:value-type="string" table:style-name="ce1">
            <text:p>Tabating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1400100" table:style-name="ce1">
            <text:p>1400100</text:p>
          </table:table-cell>
          <table:table-cell office:value-type="string" table:style-name="ce1">
            <text:p>Boa Vis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1400159" table:style-name="ce1">
            <text:p>1400159</text:p>
          </table:table-cell>
          <table:table-cell office:value-type="string" table:style-name="ce1">
            <text:p>Bonfim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1400407" table:style-name="ce1">
            <text:p>1400407</text:p>
          </table:table-cell>
          <table:table-cell office:value-type="string" table:style-name="ce1">
            <text:p>Normandi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1400456" table:style-name="ce1">
            <text:p>1400456</text:p>
          </table:table-cell>
          <table:table-cell office:value-type="string" table:style-name="ce1">
            <text:p>Pacaraim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1500503" table:style-name="ce1">
            <text:p>1500503</text:p>
          </table:table-cell>
          <table:table-cell office:value-type="string" table:style-name="ce1">
            <text:p>Almeirim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1600501" table:style-name="ce1">
            <text:p>1600501</text:p>
          </table:table-cell>
          <table:table-cell office:value-type="string" table:style-name="ce1">
            <text:p>Oiapoqu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102604" table:style-name="ce1">
            <text:p>4102604</text:p>
          </table:table-cell>
          <table:table-cell office:value-type="string" table:style-name="ce1">
            <text:p>Barracã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104501" table:style-name="ce1">
            <text:p>4104501</text:p>
          </table:table-cell>
          <table:table-cell office:value-type="string" table:style-name="ce1">
            <text:p>Capanem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108304" table:style-name="ce1">
            <text:p>4108304</text:p>
          </table:table-cell>
          <table:table-cell office:value-type="string" table:style-name="ce1">
            <text:p>Foz do Iguaçu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108403" table:style-name="ce1">
            <text:p>4108403</text:p>
          </table:table-cell>
          <table:table-cell office:value-type="string" table:style-name="ce1">
            <text:p>Francisco Beltrã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108809" table:style-name="ce1">
            <text:p>4108809</text:p>
          </table:table-cell>
          <table:table-cell office:value-type="string" table:style-name="ce1">
            <text:p>Guaír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110953" table:style-name="ce1">
            <text:p>4110953</text:p>
          </table:table-cell>
          <table:table-cell office:value-type="string" table:style-name="ce1">
            <text:p>Itaipulândi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114609" table:style-name="ce1">
            <text:p>4114609</text:p>
          </table:table-cell>
          <table:table-cell office:value-type="string" table:style-name="ce1">
            <text:p>Marechal Cândido Rond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115606" table:style-name="ce1">
            <text:p>4115606</text:p>
          </table:table-cell>
          <table:table-cell office:value-type="string" table:style-name="ce1">
            <text:p>Matelândi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115804" table:style-name="ce1">
            <text:p>4115804</text:p>
          </table:table-cell>
          <table:table-cell office:value-type="string" table:style-name="ce1">
            <text:p>Medianeir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116059" table:style-name="ce1">
            <text:p>4116059</text:p>
          </table:table-cell>
          <table:table-cell office:value-type="string" table:style-name="ce1">
            <text:p>Missa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117909" table:style-name="ce1">
            <text:p>4117909</text:p>
          </table:table-cell>
          <table:table-cell office:value-type="string" table:style-name="ce1">
            <text:p>Paloti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118451" table:style-name="ce1">
            <text:p>4118451</text:p>
          </table:table-cell>
          <table:table-cell office:value-type="string" table:style-name="ce1">
            <text:p>Pato Bragad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123501" table:style-name="ce1">
            <text:p>4123501</text:p>
          </table:table-cell>
          <table:table-cell office:value-type="string" table:style-name="ce1">
            <text:p>Santa Hele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124053" table:style-name="ce1">
            <text:p>4124053</text:p>
          </table:table-cell>
          <table:table-cell office:value-type="string" table:style-name="ce1">
            <text:p>Santa Terezinha de Itaipu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124400" table:style-name="ce1">
            <text:p>4124400</text:p>
          </table:table-cell>
          <table:table-cell office:value-type="string" table:style-name="ce1">
            <text:p>Santo Antônio do Sudoest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125704" table:style-name="ce1">
            <text:p>4125704</text:p>
          </table:table-cell>
          <table:table-cell office:value-type="string" table:style-name="ce1">
            <text:p>São Miguel do Iguaçu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126355" table:style-name="ce1">
            <text:p>4126355</text:p>
          </table:table-cell>
          <table:table-cell office:value-type="string" table:style-name="ce1">
            <text:p>Serranópolis do Iguaçu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128104" table:style-name="ce1">
            <text:p>4128104</text:p>
          </table:table-cell>
          <table:table-cell office:value-type="string" table:style-name="ce1">
            <text:p>Umuaram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204202" table:style-name="ce1">
            <text:p>4204202</text:p>
          </table:table-cell>
          <table:table-cell office:value-type="string" table:style-name="ce1">
            <text:p>Chapecó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205001" table:style-name="ce1">
            <text:p>4205001</text:p>
          </table:table-cell>
          <table:table-cell office:value-type="string" table:style-name="ce1">
            <text:p>Dionísio Cerqueir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206405" table:style-name="ce1">
            <text:p>4206405</text:p>
          </table:table-cell>
          <table:table-cell office:value-type="string" table:style-name="ce1">
            <text:p>Guaraciab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212239" table:style-name="ce1">
            <text:p>4212239</text:p>
          </table:table-cell>
          <table:table-cell office:value-type="string" table:style-name="ce1">
            <text:p>Paraís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217204" table:style-name="ce1">
            <text:p>4217204</text:p>
          </table:table-cell>
          <table:table-cell office:value-type="string" table:style-name="ce1">
            <text:p>São Miguel do Oest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300034" table:style-name="ce1">
            <text:p>4300034</text:p>
          </table:table-cell>
          <table:table-cell office:value-type="string" table:style-name="ce1">
            <text:p>Aceguá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300307" table:style-name="ce1">
            <text:p>4300307</text:p>
          </table:table-cell>
          <table:table-cell office:value-type="string" table:style-name="ce1">
            <text:p>Alecrim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300406" table:style-name="ce1">
            <text:p>4300406</text:p>
          </table:table-cell>
          <table:table-cell office:value-type="string" table:style-name="ce1">
            <text:p>Alegre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301305" table:style-name="ce1">
            <text:p>4301305</text:p>
          </table:table-cell>
          <table:table-cell office:value-type="string" table:style-name="ce1">
            <text:p>Arroio Grand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301602" table:style-name="ce1">
            <text:p>4301602</text:p>
          </table:table-cell>
          <table:table-cell office:value-type="string" table:style-name="ce1">
            <text:p>Bagé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301875" table:style-name="ce1">
            <text:p>4301875</text:p>
          </table:table-cell>
          <table:table-cell office:value-type="string" table:style-name="ce1">
            <text:p>Barra do Quaraí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304507" table:style-name="ce1">
            <text:p>4304507</text:p>
          </table:table-cell>
          <table:table-cell office:value-type="string" table:style-name="ce1">
            <text:p>Canguçu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304663" table:style-name="ce1">
            <text:p>4304663</text:p>
          </table:table-cell>
          <table:table-cell office:value-type="string" table:style-name="ce1">
            <text:p>Capão do Leã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305439" table:style-name="ce1">
            <text:p>4305439</text:p>
          </table:table-cell>
          <table:table-cell office:value-type="string" table:style-name="ce1">
            <text:p>Chuí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306734" table:style-name="ce1">
            <text:p>4306734</text:p>
          </table:table-cell>
          <table:table-cell office:value-type="string" table:style-name="ce1">
            <text:p>Doutor Maurício Cardos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307104" table:style-name="ce1">
            <text:p>4307104</text:p>
          </table:table-cell>
          <table:table-cell office:value-type="string" table:style-name="ce1">
            <text:p>Herva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307450" table:style-name="ce1">
            <text:p>4307450</text:p>
          </table:table-cell>
          <table:table-cell office:value-type="string" table:style-name="ce1">
            <text:p>Esperança do Sul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310603" table:style-name="ce1">
            <text:p>4310603</text:p>
          </table:table-cell>
          <table:table-cell office:value-type="string" table:style-name="ce1">
            <text:p>Itaqui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311007" table:style-name="ce1">
            <text:p>4311007</text:p>
          </table:table-cell>
          <table:table-cell office:value-type="string" table:style-name="ce1">
            <text:p>Jaguarã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311106" table:style-name="ce1">
            <text:p>4311106</text:p>
          </table:table-cell>
          <table:table-cell office:value-type="string" table:style-name="ce1">
            <text:p>Jaguar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313425" table:style-name="ce1">
            <text:p>4313425</text:p>
          </table:table-cell>
          <table:table-cell office:value-type="string" table:style-name="ce1">
            <text:p>Novo Machad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313706" table:style-name="ce1">
            <text:p>4313706</text:p>
          </table:table-cell>
          <table:table-cell office:value-type="string" table:style-name="ce1">
            <text:p>Palmeira das Missõe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314407" table:style-name="ce1">
            <text:p>4314407</text:p>
          </table:table-cell>
          <table:table-cell office:value-type="string" table:style-name="ce1">
            <text:p>Pelota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314605" table:style-name="ce1">
            <text:p>4314605</text:p>
          </table:table-cell>
          <table:table-cell office:value-type="string" table:style-name="ce1">
            <text:p>Piratin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315008" table:style-name="ce1">
            <text:p>4315008</text:p>
          </table:table-cell>
          <table:table-cell office:value-type="string" table:style-name="ce1">
            <text:p>Porto Lucen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315057" table:style-name="ce1">
            <text:p>4315057</text:p>
          </table:table-cell>
          <table:table-cell office:value-type="string" table:style-name="ce1">
            <text:p>Porto Mauá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315073" table:style-name="ce1">
            <text:p>4315073</text:p>
          </table:table-cell>
          <table:table-cell office:value-type="string" table:style-name="ce1">
            <text:p>Porto Vera Cruz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315107" table:style-name="ce1">
            <text:p>4315107</text:p>
          </table:table-cell>
          <table:table-cell office:value-type="string" table:style-name="ce1">
            <text:p>Porto Xavie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315305" table:style-name="ce1">
            <text:p>4315305</text:p>
          </table:table-cell>
          <table:table-cell office:value-type="string" table:style-name="ce1">
            <text:p>Quaraí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315602" table:style-name="ce1">
            <text:p>4315602</text:p>
          </table:table-cell>
          <table:table-cell office:value-type="string" table:style-name="ce1">
            <text:p>Rio Gran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317103" table:style-name="ce1">
            <text:p>4317103</text:p>
          </table:table-cell>
          <table:table-cell office:value-type="string" table:style-name="ce1">
            <text:p>Sant'Ana do Livrament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317202" table:style-name="ce1">
            <text:p>4317202</text:p>
          </table:table-cell>
          <table:table-cell office:value-type="string" table:style-name="ce1">
            <text:p>Santa Ros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318002" table:style-name="ce1">
            <text:p>4318002</text:p>
          </table:table-cell>
          <table:table-cell office:value-type="string" table:style-name="ce1">
            <text:p>São Borj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318804" table:style-name="ce1">
            <text:p>4318804</text:p>
          </table:table-cell>
          <table:table-cell office:value-type="string" table:style-name="ce1">
            <text:p>São Lourenço do Su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318903" table:style-name="ce1">
            <text:p>4318903</text:p>
          </table:table-cell>
          <table:table-cell office:value-type="string" table:style-name="ce1">
            <text:p>São Luiz Gonzag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321477" table:style-name="ce1">
            <text:p>4321477</text:p>
          </table:table-cell>
          <table:table-cell office:value-type="string" table:style-name="ce1">
            <text:p>Tiradentes do Sul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321907" table:style-name="ce1">
            <text:p>4321907</text:p>
          </table:table-cell>
          <table:table-cell office:value-type="string" table:style-name="ce1">
            <text:p>Três Passo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322301" table:style-name="ce1">
            <text:p>4322301</text:p>
          </table:table-cell>
          <table:table-cell office:value-type="string" table:style-name="ce1">
            <text:p>Tuparendi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4322400" table:style-name="ce1">
            <text:p>4322400</text:p>
          </table:table-cell>
          <table:table-cell office:value-type="string" table:style-name="ce1">
            <text:p>Uruguaian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5000609" table:style-name="ce1">
            <text:p>5000609</text:p>
          </table:table-cell>
          <table:table-cell office:value-type="string" table:style-name="ce1">
            <text:p>Amambai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5002407" table:style-name="ce1">
            <text:p>5002407</text:p>
          </table:table-cell>
          <table:table-cell office:value-type="string" table:style-name="ce1">
            <text:p>Caarapó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5003157" table:style-name="ce1">
            <text:p>5003157</text:p>
          </table:table-cell>
          <table:table-cell office:value-type="string" table:style-name="ce1">
            <text:p>Coronel Sapucai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5003207" table:style-name="ce1">
            <text:p>5003207</text:p>
          </table:table-cell>
          <table:table-cell office:value-type="string" table:style-name="ce1">
            <text:p>Corumbá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5003702" table:style-name="ce1">
            <text:p>5003702</text:p>
          </table:table-cell>
          <table:table-cell office:value-type="string" table:style-name="ce1">
            <text:p>Dourados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5003751" table:style-name="ce1">
            <text:p>5003751</text:p>
          </table:table-cell>
          <table:table-cell office:value-type="string" table:style-name="ce1">
            <text:p>Eldorad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5004304" table:style-name="ce1">
            <text:p>5004304</text:p>
          </table:table-cell>
          <table:table-cell office:value-type="string" table:style-name="ce1">
            <text:p>Iguatem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5004502" table:style-name="ce1">
            <text:p>5004502</text:p>
          </table:table-cell>
          <table:table-cell office:value-type="string" table:style-name="ce1">
            <text:p>Itaporã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5004601" table:style-name="ce1">
            <text:p>5004601</text:p>
          </table:table-cell>
          <table:table-cell office:value-type="string" table:style-name="ce1">
            <text:p>Itaquiraí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5004809" table:style-name="ce1">
            <text:p>5004809</text:p>
          </table:table-cell>
          <table:table-cell office:value-type="string" table:style-name="ce1">
            <text:p>Japorã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5005202" table:style-name="ce1">
            <text:p>5005202</text:p>
          </table:table-cell>
          <table:table-cell office:value-type="string" table:style-name="ce1">
            <text:p>Ladári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5005400" table:style-name="ce1">
            <text:p>5005400</text:p>
          </table:table-cell>
          <table:table-cell office:value-type="string" table:style-name="ce1">
            <text:p>Maracaju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5005681" table:style-name="ce1">
            <text:p>5005681</text:p>
          </table:table-cell>
          <table:table-cell office:value-type="string" table:style-name="ce1">
            <text:p>Mundo Nov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5005707" table:style-name="ce1">
            <text:p>5005707</text:p>
          </table:table-cell>
          <table:table-cell office:value-type="string" table:style-name="ce1">
            <text:p>Naviraí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5006358" table:style-name="ce1">
            <text:p>5006358</text:p>
          </table:table-cell>
          <table:table-cell office:value-type="string" table:style-name="ce1">
            <text:p>Paranho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5006606" table:style-name="ce1">
            <text:p>5006606</text:p>
          </table:table-cell>
          <table:table-cell office:value-type="string" table:style-name="ce1">
            <text:p>Ponta Porã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5006903" table:style-name="ce1">
            <text:p>5006903</text:p>
          </table:table-cell>
          <table:table-cell office:value-type="string" table:style-name="ce1">
            <text:p>Porto Murtinh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5007208" table:style-name="ce1">
            <text:p>5007208</text:p>
          </table:table-cell>
          <table:table-cell office:value-type="string" table:style-name="ce1">
            <text:p>Rio Brilhan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5007703" table:style-name="ce1">
            <text:p>5007703</text:p>
          </table:table-cell>
          <table:table-cell office:value-type="string" table:style-name="ce1">
            <text:p>Sete Queda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5007901" table:style-name="ce1">
            <text:p>5007901</text:p>
          </table:table-cell>
          <table:table-cell office:value-type="string" table:style-name="ce1">
            <text:p>Sidrolândi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5102504" table:style-name="ce1">
            <text:p>5102504</text:p>
          </table:table-cell>
          <table:table-cell office:value-type="string" table:style-name="ce1">
            <text:p>Cáceres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5106828" table:style-name="ce1">
            <text:p>5106828</text:p>
          </table:table-cell>
          <table:table-cell office:value-type="string" table:style-name="ce1">
            <text:p>Porto Esperidiã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cional</text:p>
          </table:table-cell>
          <table:table-cell table:number-columns-repeated="16373"/>
        </table:table-row>
        <table:table-row table:style-name="ro1">
          <table:table-cell office:value-type="float" office:value="8000004" table:style-name="ce1">
            <text:p>8000004</text:p>
          </table:table-cell>
          <table:table-cell office:value-type="string" table:style-name="ce1">
            <text:p>Alba Poss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000007" table:style-name="ce1">
            <text:p>8000007</text:p>
          </table:table-cell>
          <table:table-cell office:value-type="string" table:style-name="ce1">
            <text:p>Alvea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000012" table:style-name="ce1">
            <text:p>8000012</text:p>
          </table:table-cell>
          <table:table-cell office:value-type="string" table:style-name="ce1">
            <text:p>Bernardo de Irigoy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000013" table:style-name="ce1">
            <text:p>8000013</text:p>
          </table:table-cell>
          <table:table-cell office:value-type="string" table:style-name="ce1">
            <text:p>Buenos Aire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000026" table:style-name="ce1">
            <text:p>8000026</text:p>
          </table:table-cell>
          <table:table-cell office:value-type="string" table:style-name="ce1">
            <text:p>Concordi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000027" table:style-name="ce1">
            <text:p>8000027</text:p>
          </table:table-cell>
          <table:table-cell office:value-type="string" table:style-name="ce1">
            <text:p>Cordob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000034" table:style-name="ce1">
            <text:p>8000034</text:p>
          </table:table-cell>
          <table:table-cell office:value-type="string" table:style-name="ce1">
            <text:p>Eldorad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000069" table:style-name="ce1">
            <text:p>8000069</text:p>
          </table:table-cell>
          <table:table-cell office:value-type="string" table:style-name="ce1">
            <text:p>Oberá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000072" table:style-name="ce1">
            <text:p>8000072</text:p>
          </table:table-cell>
          <table:table-cell office:value-type="string" table:style-name="ce1">
            <text:p>Panambi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000076" table:style-name="ce1">
            <text:p>8000076</text:p>
          </table:table-cell>
          <table:table-cell office:value-type="string" table:style-name="ce1">
            <text:p>Paso de los Libre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000080" table:style-name="ce1">
            <text:p>8000080</text:p>
          </table:table-cell>
          <table:table-cell office:value-type="string" table:style-name="ce1">
            <text:p>Posadas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000083" table:style-name="ce1">
            <text:p>8000083</text:p>
          </table:table-cell>
          <table:table-cell office:value-type="string" table:style-name="ce1">
            <text:p>Puerto Iguazú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000107" table:style-name="ce1">
            <text:p>8000107</text:p>
          </table:table-cell>
          <table:table-cell office:value-type="string" table:style-name="ce1">
            <text:p>San Javie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000119" table:style-name="ce1">
            <text:p>8000119</text:p>
          </table:table-cell>
          <table:table-cell office:value-type="string" table:style-name="ce1">
            <text:p>Santo Tom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000136" table:style-name="ce1">
            <text:p>8000136</text:p>
          </table:table-cell>
          <table:table-cell office:value-type="string" table:style-name="ce1">
            <text:p>San Pedr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000137" table:style-name="ce1">
            <text:p>8000137</text:p>
          </table:table-cell>
          <table:table-cell office:value-type="string" table:style-name="ce1">
            <text:p>Andrecit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000142" table:style-name="ce1">
            <text:p>8000142</text:p>
          </table:table-cell>
          <table:table-cell office:value-type="string" table:style-name="ce1">
            <text:p>Cerro Azu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000147" table:style-name="ce1">
            <text:p>8000147</text:p>
          </table:table-cell>
          <table:table-cell office:value-type="string" table:style-name="ce1">
            <text:p>El Soberbi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000152" table:style-name="ce1">
            <text:p>8000152</text:p>
          </table:table-cell>
          <table:table-cell office:value-type="string" table:style-name="ce1">
            <text:p>Leandro N. Alem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000157" table:style-name="ce1">
            <text:p>8000157</text:p>
          </table:table-cell>
          <table:table-cell office:value-type="string" table:style-name="ce1">
            <text:p>San Antoni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000160" table:style-name="ce1">
            <text:p>8000160</text:p>
          </table:table-cell>
          <table:table-cell office:value-type="string" table:style-name="ce1">
            <text:p>San Vicent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000161" table:style-name="ce1">
            <text:p>8000161</text:p>
          </table:table-cell>
          <table:table-cell office:value-type="string" table:style-name="ce1">
            <text:p>Santa Ri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000163" table:style-name="ce1">
            <text:p>8000163</text:p>
          </table:table-cell>
          <table:table-cell office:value-type="string" table:style-name="ce1">
            <text:p>Veintecinco de May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100142" table:style-name="ce1">
            <text:p>8100142</text:p>
          </table:table-cell>
          <table:table-cell office:value-type="string" table:style-name="ce1">
            <text:p>Bella Vis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100150" table:style-name="ce1">
            <text:p>8100150</text:p>
          </table:table-cell>
          <table:table-cell office:value-type="string" table:style-name="ce1">
            <text:p>Cobij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100160" table:style-name="ce1">
            <text:p>8100160</text:p>
          </table:table-cell>
          <table:table-cell office:value-type="string" table:style-name="ce1">
            <text:p>Guayaramerí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100178" table:style-name="ce1">
            <text:p>8100178</text:p>
          </table:table-cell>
          <table:table-cell office:value-type="string" table:style-name="ce1">
            <text:p>Puerto Quijarr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100180" table:style-name="ce1">
            <text:p>8100180</text:p>
          </table:table-cell>
          <table:table-cell office:value-type="string" table:style-name="ce1">
            <text:p>Puerto Suárez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100189" table:style-name="ce1">
            <text:p>8100189</text:p>
          </table:table-cell>
          <table:table-cell office:value-type="string" table:style-name="ce1">
            <text:p>San Ignacio de Velasc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100190" table:style-name="ce1">
            <text:p>8100190</text:p>
          </table:table-cell>
          <table:table-cell office:value-type="string" table:style-name="ce1">
            <text:p>San Matias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100194" table:style-name="ce1">
            <text:p>8100194</text:p>
          </table:table-cell>
          <table:table-cell office:value-type="string" table:style-name="ce1">
            <text:p>Santa Cruz de la Sierr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100209" table:style-name="ce1">
            <text:p>8100209</text:p>
          </table:table-cell>
          <table:table-cell office:value-type="string" table:style-name="ce1">
            <text:p>Riberal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300323" table:style-name="ce1">
            <text:p>8300323</text:p>
          </table:table-cell>
          <table:table-cell office:value-type="string" table:style-name="ce1">
            <text:p>Bogotá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300350" table:style-name="ce1">
            <text:p>8300350</text:p>
          </table:table-cell>
          <table:table-cell office:value-type="string" table:style-name="ce1">
            <text:p>Letíci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300354" table:style-name="ce1">
            <text:p>8300354</text:p>
          </table:table-cell>
          <table:table-cell office:value-type="string" table:style-name="ce1">
            <text:p>Medellí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300356" table:style-name="ce1">
            <text:p>8300356</text:p>
          </table:table-cell>
          <table:table-cell office:value-type="string" table:style-name="ce1">
            <text:p>Mitu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400409" table:style-name="ce1">
            <text:p>8400409</text:p>
          </table:table-cell>
          <table:table-cell office:value-type="string" table:style-name="ce1">
            <text:p>Quit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500416" table:style-name="ce1">
            <text:p>8500416</text:p>
          </table:table-cell>
          <table:table-cell office:value-type="string" table:style-name="ce1">
            <text:p>Cayenn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600444" table:style-name="ce1">
            <text:p>8600444</text:p>
          </table:table-cell>
          <table:table-cell office:value-type="string" table:style-name="ce1">
            <text:p>Lethem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700462" table:style-name="ce1">
            <text:p>8700462</text:p>
          </table:table-cell>
          <table:table-cell office:value-type="string" table:style-name="ce1">
            <text:p>Assuncio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700463" table:style-name="ce1">
            <text:p>8700463</text:p>
          </table:table-cell>
          <table:table-cell office:value-type="string" table:style-name="ce1">
            <text:p>Bella Vista Nor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700465" table:style-name="ce1">
            <text:p>8700465</text:p>
          </table:table-cell>
          <table:table-cell office:value-type="string" table:style-name="ce1">
            <text:p>Capitán Bad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700467" table:style-name="ce1">
            <text:p>8700467</text:p>
          </table:table-cell>
          <table:table-cell office:value-type="string" table:style-name="ce1">
            <text:p>Ciudad del Est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700468" table:style-name="ce1">
            <text:p>8700468</text:p>
          </table:table-cell>
          <table:table-cell office:value-type="string" table:style-name="ce1">
            <text:p>Concepc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700469" table:style-name="ce1">
            <text:p>8700469</text:p>
          </table:table-cell>
          <table:table-cell office:value-type="string" table:style-name="ce1">
            <text:p>Coronel Ovied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700471" table:style-name="ce1">
            <text:p>8700471</text:p>
          </table:table-cell>
          <table:table-cell office:value-type="string" table:style-name="ce1">
            <text:p>Encarnació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700474" table:style-name="ce1">
            <text:p>8700474</text:p>
          </table:table-cell>
          <table:table-cell office:value-type="string" table:style-name="ce1">
            <text:p>Hernandaria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700481" table:style-name="ce1">
            <text:p>8700481</text:p>
          </table:table-cell>
          <table:table-cell office:value-type="string" table:style-name="ce1">
            <text:p>Pedro Juan Caballer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700485" table:style-name="ce1">
            <text:p>8700485</text:p>
          </table:table-cell>
          <table:table-cell office:value-type="string" table:style-name="ce1">
            <text:p>Presidente Franc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700489" table:style-name="ce1">
            <text:p>8700489</text:p>
          </table:table-cell>
          <table:table-cell office:value-type="string" table:style-name="ce1">
            <text:p>Salto del Guairá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700493" table:style-name="ce1">
            <text:p>8700493</text:p>
          </table:table-cell>
          <table:table-cell office:value-type="string" table:style-name="ce1">
            <text:p>Yby Yaú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700494" table:style-name="ce1">
            <text:p>8700494</text:p>
          </table:table-cell>
          <table:table-cell office:value-type="string" table:style-name="ce1">
            <text:p>Ypejhú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700497" table:style-name="ce1">
            <text:p>8700497</text:p>
          </table:table-cell>
          <table:table-cell office:value-type="string" table:style-name="ce1">
            <text:p>Caagazú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700501" table:style-name="ce1">
            <text:p>8700501</text:p>
          </table:table-cell>
          <table:table-cell office:value-type="string" table:style-name="ce1">
            <text:p>La Paloma del Espíritu Sant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700505" table:style-name="ce1">
            <text:p>8700505</text:p>
          </table:table-cell>
          <table:table-cell office:value-type="string" table:style-name="ce1">
            <text:p>Santa Ri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700507" table:style-name="ce1">
            <text:p>8700507</text:p>
          </table:table-cell>
          <table:table-cell office:value-type="string" table:style-name="ce1">
            <text:p>Santa Rosa del Monday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700508" table:style-name="ce1">
            <text:p>8700508</text:p>
          </table:table-cell>
          <table:table-cell office:value-type="string" table:style-name="ce1">
            <text:p>San Albert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700509" table:style-name="ce1">
            <text:p>8700509</text:p>
          </table:table-cell>
          <table:table-cell office:value-type="string" table:style-name="ce1">
            <text:p>Naranja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700510" table:style-name="ce1">
            <text:p>8700510</text:p>
          </table:table-cell>
          <table:table-cell office:value-type="string" table:style-name="ce1">
            <text:p>Pondoty Porã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700511" table:style-name="ce1">
            <text:p>8700511</text:p>
          </table:table-cell>
          <table:table-cell office:value-type="string" table:style-name="ce1">
            <text:p>Puerto Carmelo Peral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800499" table:style-name="ce1">
            <text:p>8800499</text:p>
          </table:table-cell>
          <table:table-cell office:value-type="string" table:style-name="ce1">
            <text:p>Caballococh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800519" table:style-name="ce1">
            <text:p>8800519</text:p>
          </table:table-cell>
          <table:table-cell office:value-type="string" table:style-name="ce1">
            <text:p>Iñapari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800521" table:style-name="ce1">
            <text:p>8800521</text:p>
          </table:table-cell>
          <table:table-cell office:value-type="string" table:style-name="ce1">
            <text:p>Iquitos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800526" table:style-name="ce1">
            <text:p>8800526</text:p>
          </table:table-cell>
          <table:table-cell office:value-type="string" table:style-name="ce1">
            <text:p>Lim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800539" table:style-name="ce1">
            <text:p>8800539</text:p>
          </table:table-cell>
          <table:table-cell office:value-type="string" table:style-name="ce1">
            <text:p>Puerto Maldonad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800547" table:style-name="ce1">
            <text:p>8800547</text:p>
          </table:table-cell>
          <table:table-cell office:value-type="string" table:style-name="ce1">
            <text:p>Tac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800554" table:style-name="ce1">
            <text:p>8800554</text:p>
          </table:table-cell>
          <table:table-cell office:value-type="string" table:style-name="ce1">
            <text:p>Puerto Esperanz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8900554" table:style-name="ce1">
            <text:p>8900554</text:p>
          </table:table-cell>
          <table:table-cell office:value-type="string" table:style-name="ce1">
            <text:p>Cott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9100568" table:style-name="ce1">
            <text:p>9100568</text:p>
          </table:table-cell>
          <table:table-cell office:value-type="string" table:style-name="ce1">
            <text:p>Artiga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9100569" table:style-name="ce1">
            <text:p>9100569</text:p>
          </table:table-cell>
          <table:table-cell office:value-type="string" table:style-name="ce1">
            <text:p>Bella Unió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9100572" table:style-name="ce1">
            <text:p>9100572</text:p>
          </table:table-cell>
          <table:table-cell office:value-type="string" table:style-name="ce1">
            <text:p>Chuy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9100575" table:style-name="ce1">
            <text:p>9100575</text:p>
          </table:table-cell>
          <table:table-cell office:value-type="string" table:style-name="ce1">
            <text:p>Durazno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9100581" table:style-name="ce1">
            <text:p>9100581</text:p>
          </table:table-cell>
          <table:table-cell office:value-type="string" table:style-name="ce1">
            <text:p>Maldonad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9100582" table:style-name="ce1">
            <text:p>9100582</text:p>
          </table:table-cell>
          <table:table-cell office:value-type="string" table:style-name="ce1">
            <text:p>Mel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9100584" table:style-name="ce1">
            <text:p>9100584</text:p>
          </table:table-cell>
          <table:table-cell office:value-type="string" table:style-name="ce1">
            <text:p>Mina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9100585" table:style-name="ce1">
            <text:p>9100585</text:p>
          </table:table-cell>
          <table:table-cell office:value-type="string" table:style-name="ce1">
            <text:p>Montevide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9100588" table:style-name="ce1">
            <text:p>9100588</text:p>
          </table:table-cell>
          <table:table-cell office:value-type="string" table:style-name="ce1">
            <text:p>Paysandú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9100590" table:style-name="ce1">
            <text:p>9100590</text:p>
          </table:table-cell>
          <table:table-cell office:value-type="string" table:style-name="ce1">
            <text:p>Rio Branc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9100591" table:style-name="ce1">
            <text:p>9100591</text:p>
          </table:table-cell>
          <table:table-cell office:value-type="string" table:style-name="ce1">
            <text:p>River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9100592" table:style-name="ce1">
            <text:p>9100592</text:p>
          </table:table-cell>
          <table:table-cell office:value-type="string" table:style-name="ce1">
            <text:p>Roch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9100593" table:style-name="ce1">
            <text:p>9100593</text:p>
          </table:table-cell>
          <table:table-cell office:value-type="string" table:style-name="ce1">
            <text:p>Salt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9100596" table:style-name="ce1">
            <text:p>9100596</text:p>
          </table:table-cell>
          <table:table-cell office:value-type="string" table:style-name="ce1">
            <text:p>Tacuaremb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9100597" table:style-name="ce1">
            <text:p>9100597</text:p>
          </table:table-cell>
          <table:table-cell office:value-type="string" table:style-name="ce1">
            <text:p>Treinta Y Tres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9100604" table:style-name="ce1">
            <text:p>9100604</text:p>
          </table:table-cell>
          <table:table-cell office:value-type="string" table:style-name="ce1">
            <text:p>Isidoro Noblí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9100610" table:style-name="ce1">
            <text:p>9100610</text:p>
          </table:table-cell>
          <table:table-cell office:value-type="string" table:style-name="ce1">
            <text:p>Vichader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9200607" table:style-name="ce1">
            <text:p>9200607</text:p>
          </table:table-cell>
          <table:table-cell office:value-type="string" table:style-name="ce1">
            <text:p>Caraca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9200609" table:style-name="ce1">
            <text:p>9200609</text:p>
          </table:table-cell>
          <table:table-cell office:value-type="string" table:style-name="ce1">
            <text:p>Ciudad Boliva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9200610" table:style-name="ce1">
            <text:p>9200610</text:p>
          </table:table-cell>
          <table:table-cell office:value-type="string" table:style-name="ce1">
            <text:p>Ciudad Guayan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9200640" table:style-name="ce1">
            <text:p>9200640</text:p>
          </table:table-cell>
          <table:table-cell office:value-type="string" table:style-name="ce1">
            <text:p>Santa Elena de Uairé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style-name="ro1">
          <table:table-cell office:value-type="float" office:value="9200650" table:style-name="ce1">
            <text:p>9200650</text:p>
          </table:table-cell>
          <table:table-cell office:value-type="string" table:style-name="ce1">
            <text:p>San Carlos de Río Negr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ternacional</text:p>
          </table:table-cell>
          <table:table-cell table:number-columns-repeated="16373"/>
        </table:table-row>
        <table:table-row table:number-rows-repeated="1048383" table:style-name="ro1">
          <table:table-cell table:number-columns-repeated="16384"/>
        </table:table-row>
      </table:table>
      <table:table table:name="Dicionário" table:style-name="ta1">
        <table:table-column table:style-name="co6" table:default-cell-style-name="ce1"/>
        <table:table-column table:style-name="co7" table:default-cell-style-name="ce1"/>
        <table:table-column table:style-name="co5" table:number-columns-repeated="16382" table:default-cell-style-name="ce1"/>
        <table:table-row table:style-name="ro2">
          <table:table-cell office:value-type="string" table:style-name="ce2">
            <text:p>Nome da variável</text:p>
          </table:table-cell>
          <table:table-cell office:value-type="string" table:style-name="ce2">
            <text:p>Descriçã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d_u_esp</text:p>
          </table:table-cell>
          <table:table-cell office:value-type="string" table:style-name="ce1">
            <text:p>Código da unidade espacial (município brasileiro, cidade ou localidade estrangeira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me_u_esp</text:p>
          </table:table-cell>
          <table:table-cell office:value-type="string" table:style-name="ce1">
            <text:p>Nome da unidade espacial (município brasileiro, cidade ou localidade estrangeira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1</text:p>
          </table:table-cell>
          <table:table-cell office:value-type="string" table:style-name="ce1">
            <text:p>Participação da unidade espacial no deslocamento para compra de vestuário e calçados (1) ou sem participação no tema (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2</text:p>
          </table:table-cell>
          <table:table-cell office:value-type="string" table:style-name="ce1">
            <text:p>Participação da unidade espacial no deslocamento para compra de móveis e eletroeletrônicos (1) ou sem participação no tema (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3</text:p>
          </table:table-cell>
          <table:table-cell office:value-type="string" table:style-name="ce1">
            <text:p>Participação da unidade espacial no deslocamento para serviço de saúde de baixa e média complexidades (1) ou sem participação no tema (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4</text:p>
          </table:table-cell>
          <table:table-cell office:value-type="string" table:style-name="ce1">
            <text:p>Participação da unidade espacial no deslocamento para serviço de saúde de alta complexidade (1) ou sem participação no tema (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5</text:p>
          </table:table-cell>
          <table:table-cell office:value-type="string" table:style-name="ce1">
            <text:p>Participação da unidade espacial no deslocamento para curso superior (1) ou sem participação no tema (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6</text:p>
          </table:table-cell>
          <table:table-cell office:value-type="string" table:style-name="ce1">
            <text:p>Participação da unidade espacial no deslocamento para atividade cultural (1) ou sem participação no tema (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7</text:p>
          </table:table-cell>
          <table:table-cell office:value-type="string" table:style-name="ce1">
            <text:p>Participação da unidade espacial no deslocamento para atividade esportiva (1) ou sem participação no tema (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8</text:p>
          </table:table-cell>
          <table:table-cell office:value-type="string" table:style-name="ce1">
            <text:p>Participação da unidade espacial no deslocamento para aeroporto (1) ou sem participação no tema (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asse</text:p>
          </table:table-cell>
          <table:table-cell office:value-type="string" table:style-name="ce1">
            <text:p>Discriminação da unidade espacial (nacional ou internacional)</text:p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Liberation Sans" style:font-name-asian="Liberation Sans" style:font-name-complex="Liberation Sans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Liberation Sans" style:font-name-asian="Liberation Sans" style:font-name-complex="Liberation Sans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style:font-name="Liberation Sans" style:font-name-asian="Liberation Sans" style:font-name-complex="Liberation Sans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style:font-name="Liberation Sans" style:font-name-asian="Liberation Sans" style:font-name-complex="Liberation Sans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font-name="Liberation Sans" style:font-name-asian="Liberation Sans" style:font-name-complex="Liberation Sans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Liberation Sans" style:font-name-asian="Liberation Sans" style:font-name-complex="Liberation Sans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/>
    </style:style>
    <style:style style:name="Tex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/>
    </style:style>
    <style:style style:name="Warning" style:family="table-cell" style:data-style-name="N0">
      <style:table-cell-properties style:vertical-align="automatic" fo:background-color="transparent"/>
      <style:text-properties fo:color="#CC0000" style:font-name="Liberation Sans" style:font-name-asian="Liberation Sans" style:font-name-complex="Liberation Sans" fo:font-size="10pt" style:font-size-asian="10pt" style:font-size-complex="10pt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Evelyn Andrea Arruda Pereira</meta:initial-creator>
    <dc:creator>Revisor</dc:creator>
    <meta:creation-date>2020-06-02T18:49:56Z</meta:creation-date>
    <dc:date>2020-06-24T23:00:08Z</dc:date>
  </office:meta>
</office:document-meta>
</file>